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mbdaCompEcoli10" table:style-name="ta1">
        <table:shapes>
          <draw:frame draw:z-index="0" draw:style-name="gr1" draw:text-style-name="P1" svg:width="297.13pt" svg:height="167.13pt" svg:x="309.29pt" svg:y="7.94pt">
            <draw:object draw:notify-on-update-of-ranges="lambdaCompEcoli10.A1:lambdaCompEcoli10.A36 lambdaCompEcoli10.B1:lambdaCompEcoli10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0.31pt" svg:height="174.59pt" svg:x="282.5pt" svg:y="193.95pt">
            <draw:object draw:notify-on-update-of-ranges="lambdaCompEcoli10.A1:lambdaCompEcoli10.A36 lambdaCompEcoli10.C1:lambdaCompEcoli10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4.47pt" svg:height="154.23pt" svg:x="285.11pt" svg:y="394.89pt">
            <draw:object draw:notify-on-update-of-ranges="lambdaCompEcoli10.A1:lambdaCompEcoli10.A36 lambdaCompEcoli10.D1:lambdaCompEcoli10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7.13pt" svg:height="167.13pt" svg:x="649.7pt" svg:y="7.09pt">
            <draw:object draw:notify-on-update-of-ranges="lambdaCompEcoli10.Q1:lambdaCompEcoli10.Q36 lambdaCompEcoli10.C38:lambdaCompEcoli10.C38 lambdaCompEcoli10.B1:lambdaCompEcoli10.B36 lambdaCompEcoli10.S38:lambdaCompEcoli10.S38 lambdaCompEcoli10.R1:lambdaCompEcoli10.R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10.31pt" svg:height="174.59pt" svg:x="640.03pt" svg:y="188.19pt">
            <draw:object draw:notify-on-update-of-ranges="lambdaCompEcoli10.Q1:lambdaCompEcoli10.Q36 lambdaCompEcoli10.C38:lambdaCompEcoli10.C38 lambdaCompEcoli10.C1:lambdaCompEcoli10.C36 lambdaCompEcoli10.S38:lambdaCompEcoli10.S38 lambdaCompEcoli10.S1:lambdaCompEcoli10.S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04.47pt" svg:height="154.23pt" svg:x="627.73pt" svg:y="393pt">
            <draw:object draw:notify-on-update-of-ranges="lambdaCompEcoli10.A1:lambdaCompEcoli10.A36 lambdaCompEcoli10.C38:lambdaCompEcoli10.C38 lambdaCompEcoli10.D1:lambdaCompEcoli10.D36 lambdaCompEcoli10.S38:lambdaCompEcoli10.S38 lambdaCompEcoli10.T1:lambdaCompEcoli10.T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6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373" calcext:value-type="float">
            <text:p>12373</text:p>
          </table:table-cell>
          <table:table-cell office:value-type="float" office:value="18.7952948080916" calcext:value-type="float">
            <text:p>18.7952948080916</text:p>
          </table:table-cell>
          <table:table-cell office:value-type="float" office:value="227" calcext:value-type="float">
            <text:p>227</text:p>
          </table:table-cell>
          <table:table-cell office:value-type="float" office:value="21.752183035846" calcext:value-type="float">
            <text:p>21.752183035846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23958" calcext:value-type="float">
            <text:p>23958</text:p>
          </table:table-cell>
          <table:table-cell office:value-type="float" office:value="18.5923277372644" calcext:value-type="float">
            <text:p>18.5923277372644</text:p>
          </table:table-cell>
          <table:table-cell office:value-type="float" office:value="563" calcext:value-type="float">
            <text:p>563</text:p>
          </table:table-cell>
          <table:table-cell office:value-type="float" office:value="22.3130532161312" calcext:value-type="float">
            <text:p>22.313053216131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052" calcext:value-type="float">
            <text:p>11052</text:p>
          </table:table-cell>
          <table:table-cell office:value-type="float" office:value="19.0754924147793" calcext:value-type="float">
            <text:p>19.0754924147793</text:p>
          </table:table-cell>
          <table:table-cell office:value-type="float" office:value="209" calcext:value-type="float">
            <text:p>209</text:p>
          </table:table-cell>
          <table:table-cell office:value-type="float" office:value="22.3423979985714" calcext:value-type="float">
            <text:p>22.3423979985714</text:p>
          </table:table-cell>
          <table:table-cell table:number-columns-repeated="11"/>
          <table:table-cell office:value-type="float" office:value="0.6" calcext:value-type="float">
            <text:p>0.6</text:p>
          </table:table-cell>
          <table:table-cell office:value-type="float" office:value="13289" calcext:value-type="float">
            <text:p>13289</text:p>
          </table:table-cell>
          <table:table-cell office:value-type="float" office:value="18.8331505927639" calcext:value-type="float">
            <text:p>18.8331505927639</text:p>
          </table:table-cell>
          <table:table-cell office:value-type="float" office:value="503" calcext:value-type="float">
            <text:p>503</text:p>
          </table:table-cell>
          <table:table-cell office:value-type="float" office:value="22.8221912660214" calcext:value-type="float">
            <text:p>22.82219126602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292" calcext:value-type="float">
            <text:p>22292</text:p>
          </table:table-cell>
          <table:table-cell office:value-type="float" office:value="19.1415158564806" calcext:value-type="float">
            <text:p>19.1415158564806</text:p>
          </table:table-cell>
          <table:table-cell office:value-type="float" office:value="181" calcext:value-type="float">
            <text:p>181</text:p>
          </table:table-cell>
          <table:table-cell office:value-type="float" office:value="22.4422888825289" calcext:value-type="float">
            <text:p>22.4422888825289</text:p>
          </table:table-cell>
          <table:table-cell table:number-columns-repeated="11"/>
          <table:table-cell office:value-type="float" office:value="0.7" calcext:value-type="float">
            <text:p>0.7</text:p>
          </table:table-cell>
          <table:table-cell office:value-type="float" office:value="22126" calcext:value-type="float">
            <text:p>22126</text:p>
          </table:table-cell>
          <table:table-cell office:value-type="float" office:value="21.1505752519072" calcext:value-type="float">
            <text:p>21.1505752519072</text:p>
          </table:table-cell>
          <table:table-cell office:value-type="float" office:value="213" calcext:value-type="float">
            <text:p>213</text:p>
          </table:table-cell>
          <table:table-cell office:value-type="float" office:value="23.1213040934668" calcext:value-type="float">
            <text:p>23.12130409346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760" calcext:value-type="float">
            <text:p>13760</text:p>
          </table:table-cell>
          <table:table-cell office:value-type="float" office:value="21.1256631758452" calcext:value-type="float">
            <text:p>21.1256631758452</text:p>
          </table:table-cell>
          <table:table-cell office:value-type="float" office:value="116" calcext:value-type="float">
            <text:p>116</text:p>
          </table:table-cell>
          <table:table-cell office:value-type="float" office:value="23.543277515366" calcext:value-type="float">
            <text:p>23.543277515366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12796" calcext:value-type="float">
            <text:p>12796</text:p>
          </table:table-cell>
          <table:table-cell office:value-type="float" office:value="20.1772909586974" calcext:value-type="float">
            <text:p>20.1772909586974</text:p>
          </table:table-cell>
          <table:table-cell office:value-type="float" office:value="353" calcext:value-type="float">
            <text:p>353</text:p>
          </table:table-cell>
          <table:table-cell office:value-type="float" office:value="23.9099121850987" calcext:value-type="float">
            <text:p>23.90991218509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296" calcext:value-type="float">
            <text:p>29296</text:p>
          </table:table-cell>
          <table:table-cell office:value-type="float" office:value="20.1990731148191" calcext:value-type="float">
            <text:p>20.1990731148191</text:p>
          </table:table-cell>
          <table:table-cell office:value-type="float" office:value="165" calcext:value-type="float">
            <text:p>165</text:p>
          </table:table-cell>
          <table:table-cell office:value-type="float" office:value="24.0677770956256" calcext:value-type="float">
            <text:p>24.0677770956256</text:p>
          </table:table-cell>
          <table:table-cell table:number-columns-repeated="11"/>
          <table:table-cell office:value-type="float" office:value="0.9" calcext:value-type="float">
            <text:p>0.9</text:p>
          </table:table-cell>
          <table:table-cell office:value-type="float" office:value="11381" calcext:value-type="float">
            <text:p>11381</text:p>
          </table:table-cell>
          <table:table-cell office:value-type="float" office:value="21.6969782229802" calcext:value-type="float">
            <text:p>21.6969782229802</text:p>
          </table:table-cell>
          <table:table-cell office:value-type="float" office:value="177" calcext:value-type="float">
            <text:p>177</text:p>
          </table:table-cell>
          <table:table-cell office:value-type="float" office:value="23.8025255365982" calcext:value-type="float">
            <text:p>23.8025255365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49" calcext:value-type="float">
            <text:p>14249</text:p>
          </table:table-cell>
          <table:table-cell office:value-type="float" office:value="22.1706645449717" calcext:value-type="float">
            <text:p>22.1706645449717</text:p>
          </table:table-cell>
          <table:table-cell office:value-type="float" office:value="136" calcext:value-type="float">
            <text:p>136</text:p>
          </table:table-cell>
          <table:table-cell office:value-type="float" office:value="25.7137200425453" calcext:value-type="float">
            <text:p>25.713720042545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7179" calcext:value-type="float">
            <text:p>17179</text:p>
          </table:table-cell>
          <table:table-cell office:value-type="float" office:value="21.9479517097999" calcext:value-type="float">
            <text:p>21.9479517097999</text:p>
          </table:table-cell>
          <table:table-cell office:value-type="float" office:value="169" calcext:value-type="float">
            <text:p>169</text:p>
          </table:table-cell>
          <table:table-cell office:value-type="float" office:value="24.1817087468461" calcext:value-type="float">
            <text:p>24.18170874684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551" calcext:value-type="float">
            <text:p>11551</text:p>
          </table:table-cell>
          <table:table-cell office:value-type="float" office:value="22.5457769183624" calcext:value-type="float">
            <text:p>22.5457769183624</text:p>
          </table:table-cell>
          <table:table-cell office:value-type="float" office:value="60" calcext:value-type="float">
            <text:p>60</text:p>
          </table:table-cell>
          <table:table-cell office:value-type="float" office:value="24.2652009098319" calcext:value-type="float">
            <text:p>24.2652009098319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office:value-type="float" office:value="19491" calcext:value-type="float">
            <text:p>19491</text:p>
          </table:table-cell>
          <table:table-cell office:value-type="float" office:value="21.9265970315602" calcext:value-type="float">
            <text:p>21.9265970315602</text:p>
          </table:table-cell>
          <table:table-cell office:value-type="float" office:value="166" calcext:value-type="float">
            <text:p>166</text:p>
          </table:table-cell>
          <table:table-cell office:value-type="float" office:value="24.3401120313509" calcext:value-type="float">
            <text:p>24.340112031350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033" calcext:value-type="float">
            <text:p>20033</text:p>
          </table:table-cell>
          <table:table-cell office:value-type="float" office:value="22.2608393842491" calcext:value-type="float">
            <text:p>22.2608393842491</text:p>
          </table:table-cell>
          <table:table-cell office:value-type="float" office:value="71" calcext:value-type="float">
            <text:p>71</text:p>
          </table:table-cell>
          <table:table-cell office:value-type="float" office:value="24.4804594459643" calcext:value-type="float">
            <text:p>24.4804594459643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office:value-type="float" office:value="11458" calcext:value-type="float">
            <text:p>11458</text:p>
          </table:table-cell>
          <table:table-cell office:value-type="float" office:value="21.9123391663698" calcext:value-type="float">
            <text:p>21.9123391663698</text:p>
          </table:table-cell>
          <table:table-cell office:value-type="float" office:value="166" calcext:value-type="float">
            <text:p>166</text:p>
          </table:table-cell>
          <table:table-cell office:value-type="float" office:value="24.5452646206869" calcext:value-type="float">
            <text:p>24.545264620686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501" calcext:value-type="float">
            <text:p>19501</text:p>
          </table:table-cell>
          <table:table-cell office:value-type="float" office:value="22.626650872863" calcext:value-type="float">
            <text:p>22.626650872863</text:p>
          </table:table-cell>
          <table:table-cell office:value-type="float" office:value="63" calcext:value-type="float">
            <text:p>63</text:p>
          </table:table-cell>
          <table:table-cell office:value-type="float" office:value="24.7602997350047" calcext:value-type="float">
            <text:p>24.7602997350047</text:p>
          </table:table-cell>
          <table:table-cell table:number-columns-repeated="11"/>
          <table:table-cell office:value-type="float" office:value="1.3" calcext:value-type="float">
            <text:p>1.3</text:p>
          </table:table-cell>
          <table:table-cell office:value-type="float" office:value="13288" calcext:value-type="float">
            <text:p>13288</text:p>
          </table:table-cell>
          <table:table-cell office:value-type="float" office:value="22.6591829084589" calcext:value-type="float">
            <text:p>22.6591829084589</text:p>
          </table:table-cell>
          <table:table-cell office:value-type="float" office:value="124" calcext:value-type="float">
            <text:p>124</text:p>
          </table:table-cell>
          <table:table-cell office:value-type="float" office:value="24.7898434668721" calcext:value-type="float">
            <text:p>24.789843466872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151" calcext:value-type="float">
            <text:p>14151</text:p>
          </table:table-cell>
          <table:table-cell office:value-type="float" office:value="22.6061548928504" calcext:value-type="float">
            <text:p>22.6061548928504</text:p>
          </table:table-cell>
          <table:table-cell office:value-type="float" office:value="45" calcext:value-type="float">
            <text:p>45</text:p>
          </table:table-cell>
          <table:table-cell office:value-type="float" office:value="24.247423248344" calcext:value-type="float">
            <text:p>24.247423248344</text:p>
          </table:table-cell>
          <table:table-cell table:number-columns-repeated="11"/>
          <table:table-cell office:value-type="float" office:value="1.4" calcext:value-type="float">
            <text:p>1.4</text:p>
          </table:table-cell>
          <table:table-cell office:value-type="float" office:value="13999" calcext:value-type="float">
            <text:p>13999</text:p>
          </table:table-cell>
          <table:table-cell office:value-type="float" office:value="22.1496800921999" calcext:value-type="float">
            <text:p>22.1496800921999</text:p>
          </table:table-cell>
          <table:table-cell office:value-type="float" office:value="129" calcext:value-type="float">
            <text:p>129</text:p>
          </table:table-cell>
          <table:table-cell office:value-type="float" office:value="24.5367600974693" calcext:value-type="float">
            <text:p>24.536760097469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245" calcext:value-type="float">
            <text:p>16245</text:p>
          </table:table-cell>
          <table:table-cell office:value-type="float" office:value="22.7513972595723" calcext:value-type="float">
            <text:p>22.7513972595723</text:p>
          </table:table-cell>
          <table:table-cell office:value-type="float" office:value="40" calcext:value-type="float">
            <text:p>40</text:p>
          </table:table-cell>
          <table:table-cell office:value-type="float" office:value="24.31450997909" calcext:value-type="float">
            <text:p>24.31450997909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12215" calcext:value-type="float">
            <text:p>12215</text:p>
          </table:table-cell>
          <table:table-cell office:value-type="float" office:value="22.6873314489953" calcext:value-type="float">
            <text:p>22.6873314489953</text:p>
          </table:table-cell>
          <table:table-cell office:value-type="float" office:value="95" calcext:value-type="float">
            <text:p>95</text:p>
          </table:table-cell>
          <table:table-cell office:value-type="float" office:value="24.5708248086348" calcext:value-type="float">
            <text:p>24.570824808634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216" calcext:value-type="float">
            <text:p>16216</text:p>
          </table:table-cell>
          <table:table-cell office:value-type="float" office:value="22.7705263631963" calcext:value-type="float">
            <text:p>22.7705263631963</text:p>
          </table:table-cell>
          <table:table-cell office:value-type="float" office:value="59" calcext:value-type="float">
            <text:p>59</text:p>
          </table:table-cell>
          <table:table-cell office:value-type="float" office:value="25.2298237085709" calcext:value-type="float">
            <text:p>25.2298237085709</text:p>
          </table:table-cell>
          <table:table-cell table:number-columns-repeated="11"/>
          <table:table-cell office:value-type="float" office:value="1.6" calcext:value-type="float">
            <text:p>1.6</text:p>
          </table:table-cell>
          <table:table-cell office:value-type="float" office:value="9390" calcext:value-type="float">
            <text:p>9390</text:p>
          </table:table-cell>
          <table:table-cell office:value-type="float" office:value="22.7595407581055" calcext:value-type="float">
            <text:p>22.7595407581055</text:p>
          </table:table-cell>
          <table:table-cell office:value-type="float" office:value="114" calcext:value-type="float">
            <text:p>114</text:p>
          </table:table-cell>
          <table:table-cell office:value-type="float" office:value="25.170412258444" calcext:value-type="float">
            <text:p>25.17041225844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505" calcext:value-type="float">
            <text:p>13505</text:p>
          </table:table-cell>
          <table:table-cell office:value-type="float" office:value="22.6967648100579" calcext:value-type="float">
            <text:p>22.6967648100579</text:p>
          </table:table-cell>
          <table:table-cell office:value-type="float" office:value="28" calcext:value-type="float">
            <text:p>28</text:p>
          </table:table-cell>
          <table:table-cell office:value-type="float" office:value="23.9368342342087" calcext:value-type="float">
            <text:p>23.9368342342087</text:p>
          </table:table-cell>
          <table:table-cell table:number-columns-repeated="11"/>
          <table:table-cell office:value-type="float" office:value="1.7" calcext:value-type="float">
            <text:p>1.7</text:p>
          </table:table-cell>
          <table:table-cell office:value-type="float" office:value="11500" calcext:value-type="float">
            <text:p>11500</text:p>
          </table:table-cell>
          <table:table-cell office:value-type="float" office:value="22.6542462718782" calcext:value-type="float">
            <text:p>22.6542462718782</text:p>
          </table:table-cell>
          <table:table-cell office:value-type="float" office:value="74" calcext:value-type="float">
            <text:p>74</text:p>
          </table:table-cell>
          <table:table-cell office:value-type="float" office:value="24.3170074272652" calcext:value-type="float">
            <text:p>24.31700742726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847" calcext:value-type="float">
            <text:p>14847</text:p>
          </table:table-cell>
          <table:table-cell office:value-type="float" office:value="22.7210042364384" calcext:value-type="float">
            <text:p>22.7210042364384</text:p>
          </table:table-cell>
          <table:table-cell office:value-type="float" office:value="41" calcext:value-type="float">
            <text:p>41</text:p>
          </table:table-cell>
          <table:table-cell office:value-type="float" office:value="24.6436328814452" calcext:value-type="float">
            <text:p>24.6436328814452</text:p>
          </table:table-cell>
          <table:table-cell table:number-columns-repeated="11"/>
          <table:table-cell office:value-type="float" office:value="1.8" calcext:value-type="float">
            <text:p>1.8</text:p>
          </table:table-cell>
          <table:table-cell office:value-type="float" office:value="14734" calcext:value-type="float">
            <text:p>14734</text:p>
          </table:table-cell>
          <table:table-cell office:value-type="float" office:value="22.77795472271" calcext:value-type="float">
            <text:p>22.77795472271</text:p>
          </table:table-cell>
          <table:table-cell office:value-type="float" office:value="102" calcext:value-type="float">
            <text:p>102</text:p>
          </table:table-cell>
          <table:table-cell office:value-type="float" office:value="25.2046872197613" calcext:value-type="float">
            <text:p>25.204687219761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714" calcext:value-type="float">
            <text:p>15714</text:p>
          </table:table-cell>
          <table:table-cell office:value-type="float" office:value="23.0771553816743" calcext:value-type="float">
            <text:p>23.0771553816743</text:p>
          </table:table-cell>
          <table:table-cell office:value-type="float" office:value="38" calcext:value-type="float">
            <text:p>38</text:p>
          </table:table-cell>
          <table:table-cell office:value-type="float" office:value="24.9581010208274" calcext:value-type="float">
            <text:p>24.9581010208274</text:p>
          </table:table-cell>
          <table:table-cell table:number-columns-repeated="11"/>
          <table:table-cell office:value-type="float" office:value="1.9" calcext:value-type="float">
            <text:p>1.9</text:p>
          </table:table-cell>
          <table:table-cell office:value-type="float" office:value="11685" calcext:value-type="float">
            <text:p>11685</text:p>
          </table:table-cell>
          <table:table-cell office:value-type="float" office:value="22.6869591547322" calcext:value-type="float">
            <text:p>22.6869591547322</text:p>
          </table:table-cell>
          <table:table-cell office:value-type="float" office:value="88" calcext:value-type="float">
            <text:p>88</text:p>
          </table:table-cell>
          <table:table-cell office:value-type="float" office:value="24.8969246967092" calcext:value-type="float">
            <text:p>24.8969246967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28" calcext:value-type="float">
            <text:p>14828</text:p>
          </table:table-cell>
          <table:table-cell office:value-type="float" office:value="23.1410958119591" calcext:value-type="float">
            <text:p>23.1410958119591</text:p>
          </table:table-cell>
          <table:table-cell office:value-type="float" office:value="37" calcext:value-type="float">
            <text:p>37</text:p>
          </table:table-cell>
          <table:table-cell office:value-type="float" office:value="25.0689348326977" calcext:value-type="float">
            <text:p>25.068934832697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1738" calcext:value-type="float">
            <text:p>11738</text:p>
          </table:table-cell>
          <table:table-cell office:value-type="float" office:value="22.9230654431217" calcext:value-type="float">
            <text:p>22.9230654431217</text:p>
          </table:table-cell>
          <table:table-cell office:value-type="float" office:value="105" calcext:value-type="float">
            <text:p>105</text:p>
          </table:table-cell>
          <table:table-cell office:value-type="float" office:value="25.6987398678536" calcext:value-type="float">
            <text:p>25.698739867853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037" calcext:value-type="float">
            <text:p>13037</text:p>
          </table:table-cell>
          <table:table-cell office:value-type="float" office:value="23.1410958119591" calcext:value-type="float">
            <text:p>23.1410958119591</text:p>
          </table:table-cell>
          <table:table-cell office:value-type="float" office:value="37" calcext:value-type="float">
            <text:p>37</text:p>
          </table:table-cell>
          <table:table-cell office:value-type="float" office:value="25.1653267837346" calcext:value-type="float">
            <text:p>25.1653267837346</text:p>
          </table:table-cell>
          <table:table-cell table:number-columns-repeated="11"/>
          <table:table-cell office:value-type="float" office:value="2.1" calcext:value-type="float">
            <text:p>2.1</text:p>
          </table:table-cell>
          <table:table-cell office:value-type="float" office:value="13800" calcext:value-type="float">
            <text:p>13800</text:p>
          </table:table-cell>
          <table:table-cell office:value-type="float" office:value="22.7038360077051" calcext:value-type="float">
            <text:p>22.7038360077051</text:p>
          </table:table-cell>
          <table:table-cell office:value-type="float" office:value="80" calcext:value-type="float">
            <text:p>80</text:p>
          </table:table-cell>
          <table:table-cell office:value-type="float" office:value="24.9243755474906" calcext:value-type="float">
            <text:p>24.924375547490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061" calcext:value-type="float">
            <text:p>13061</text:p>
          </table:table-cell>
          <table:table-cell office:value-type="float" office:value="23.05424832558" calcext:value-type="float">
            <text:p>23.05424832558</text:p>
          </table:table-cell>
          <table:table-cell office:value-type="float" office:value="45" calcext:value-type="float">
            <text:p>45</text:p>
          </table:table-cell>
          <table:table-cell office:value-type="float" office:value="25.6333843127843" calcext:value-type="float">
            <text:p>25.6333843127843</text:p>
          </table:table-cell>
          <table:table-cell table:number-columns-repeated="11"/>
          <table:table-cell office:value-type="float" office:value="2.2" calcext:value-type="float">
            <text:p>2.2</text:p>
          </table:table-cell>
          <table:table-cell office:value-type="float" office:value="12159" calcext:value-type="float">
            <text:p>12159</text:p>
          </table:table-cell>
          <table:table-cell office:value-type="float" office:value="22.9723019992548" calcext:value-type="float">
            <text:p>22.9723019992548</text:p>
          </table:table-cell>
          <table:table-cell office:value-type="float" office:value="105" calcext:value-type="float">
            <text:p>105</text:p>
          </table:table-cell>
          <table:table-cell office:value-type="float" office:value="26.0255438664599" calcext:value-type="float">
            <text:p>26.025543866459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665" calcext:value-type="float">
            <text:p>13665</text:p>
          </table:table-cell>
          <table:table-cell office:value-type="float" office:value="26.1649505627124" calcext:value-type="float">
            <text:p>26.1649505627124</text:p>
          </table:table-cell>
          <table:table-cell office:value-type="float" office:value="60" calcext:value-type="float">
            <text:p>60</text:p>
          </table:table-cell>
          <table:table-cell office:value-type="float" office:value="29.7601098176032" calcext:value-type="float">
            <text:p>29.7601098176032</text:p>
          </table:table-cell>
          <table:table-cell table:number-columns-repeated="11"/>
          <table:table-cell office:value-type="float" office:value="2.3" calcext:value-type="float">
            <text:p>2.3</text:p>
          </table:table-cell>
          <table:table-cell office:value-type="float" office:value="11710" calcext:value-type="float">
            <text:p>11710</text:p>
          </table:table-cell>
          <table:table-cell office:value-type="float" office:value="22.6390155267783" calcext:value-type="float">
            <text:p>22.6390155267783</text:p>
          </table:table-cell>
          <table:table-cell office:value-type="float" office:value="109" calcext:value-type="float">
            <text:p>109</text:p>
          </table:table-cell>
          <table:table-cell office:value-type="float" office:value="25.9526420900178" calcext:value-type="float">
            <text:p>25.952642090017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5108" calcext:value-type="float">
            <text:p>15108</text:p>
          </table:table-cell>
          <table:table-cell office:value-type="float" office:value="26.2896146610288" calcext:value-type="float">
            <text:p>26.2896146610288</text:p>
          </table:table-cell>
          <table:table-cell office:value-type="float" office:value="58" calcext:value-type="float">
            <text:p>58</text:p>
          </table:table-cell>
          <table:table-cell office:value-type="float" office:value="29.91603617031" calcext:value-type="float">
            <text:p>29.91603617031</text:p>
          </table:table-cell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14622" calcext:value-type="float">
            <text:p>14622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0929031774399" calcext:value-type="float">
            <text:p>26.092903177439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343" calcext:value-type="float">
            <text:p>12343</text:p>
          </table:table-cell>
          <table:table-cell office:value-type="float" office:value="23.0534320839798" calcext:value-type="float">
            <text:p>23.0534320839798</text:p>
          </table:table-cell>
          <table:table-cell office:value-type="float" office:value="37" calcext:value-type="float">
            <text:p>37</text:p>
          </table:table-cell>
          <table:table-cell office:value-type="float" office:value="25.463230859903" calcext:value-type="float">
            <text:p>25.463230859903</text:p>
          </table:table-cell>
          <table:table-cell table:number-columns-repeated="11"/>
          <table:table-cell office:value-type="float" office:value="2.5" calcext:value-type="float">
            <text:p>2.5</text:p>
          </table:table-cell>
          <table:table-cell office:value-type="float" office:value="14394" calcext:value-type="float">
            <text:p>14394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2277216494983" calcext:value-type="float">
            <text:p>26.227721649498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299" calcext:value-type="float">
            <text:p>14299</text:p>
          </table:table-cell>
          <table:table-cell office:value-type="float" office:value="23.2437860457815" calcext:value-type="float">
            <text:p>23.2437860457815</text:p>
          </table:table-cell>
          <table:table-cell office:value-type="float" office:value="28" calcext:value-type="float">
            <text:p>28</text:p>
          </table:table-cell>
          <table:table-cell office:value-type="float" office:value="25.1403628121297" calcext:value-type="float">
            <text:p>25.1403628121297</text:p>
          </table:table-cell>
          <table:table-cell table:number-columns-repeated="11"/>
          <table:table-cell office:value-type="float" office:value="2.6" calcext:value-type="float">
            <text:p>2.6</text:p>
          </table:table-cell>
          <table:table-cell office:value-type="float" office:value="14627" calcext:value-type="float">
            <text:p>14627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3625401215567" calcext:value-type="float">
            <text:p>26.36254012155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0163" calcext:value-type="float">
            <text:p>20163</text:p>
          </table:table-cell>
          <table:table-cell office:value-type="float" office:value="23.1777999509061" calcext:value-type="float">
            <text:p>23.1777999509061</text:p>
          </table:table-cell>
          <table:table-cell office:value-type="float" office:value="23" calcext:value-type="float">
            <text:p>23</text:p>
          </table:table-cell>
          <table:table-cell office:value-type="float" office:value="24.7956216156069" calcext:value-type="float">
            <text:p>24.7956216156069</text:p>
          </table:table-cell>
          <table:table-cell table:number-columns-repeated="11"/>
          <table:table-cell office:value-type="float" office:value="2.7" calcext:value-type="float">
            <text:p>2.7</text:p>
          </table:table-cell>
          <table:table-cell office:value-type="float" office:value="14395" calcext:value-type="float">
            <text:p>14395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4973585936151" calcext:value-type="float">
            <text:p>26.49735859361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800" calcext:value-type="float">
            <text:p>14800</text:p>
          </table:table-cell>
          <table:table-cell office:value-type="float" office:value="23.0297822385658" calcext:value-type="float">
            <text:p>23.0297822385658</text:p>
          </table:table-cell>
          <table:table-cell office:value-type="float" office:value="42" calcext:value-type="float">
            <text:p>42</text:p>
          </table:table-cell>
          <table:table-cell office:value-type="float" office:value="26.0934831688206" calcext:value-type="float">
            <text:p>26.0934831688206</text:p>
          </table:table-cell>
          <table:table-cell table:number-columns-repeated="11"/>
          <table:table-cell office:value-type="float" office:value="2.8" calcext:value-type="float">
            <text:p>2.8</text:p>
          </table:table-cell>
          <table:table-cell office:value-type="float" office:value="14622" calcext:value-type="float">
            <text:p>14622</text:p>
          </table:table-cell>
          <table:table-cell office:value-type="float" office:value="22.8522613116051" calcext:value-type="float">
            <text:p>22.8522613116051</text:p>
          </table:table-cell>
          <table:table-cell office:value-type="float" office:value="98" calcext:value-type="float">
            <text:p>98</text:p>
          </table:table-cell>
          <table:table-cell office:value-type="float" office:value="26.4791425599214" calcext:value-type="float">
            <text:p>26.479142559921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6654" calcext:value-type="float">
            <text:p>16654</text:p>
          </table:table-cell>
          <table:table-cell office:value-type="float" office:value="22.9705612555626" calcext:value-type="float">
            <text:p>22.9705612555626</text:p>
          </table:table-cell>
          <table:table-cell office:value-type="float" office:value="30" calcext:value-type="float">
            <text:p>30</text:p>
          </table:table-cell>
          <table:table-cell office:value-type="float" office:value="25.2370746988633" calcext:value-type="float">
            <text:p>25.2370746988633</text:p>
          </table:table-cell>
          <table:table-cell table:number-columns-repeated="11"/>
          <table:table-cell office:value-type="float" office:value="2.9" calcext:value-type="float">
            <text:p>2.9</text:p>
          </table:table-cell>
          <table:table-cell office:value-type="float" office:value="14621" calcext:value-type="float">
            <text:p>14621</text:p>
          </table:table-cell>
          <table:table-cell office:value-type="float" office:value="22.8522613116051" calcext:value-type="float">
            <text:p>22.8522613116051</text:p>
          </table:table-cell>
          <table:table-cell office:value-type="float" office:value="98" calcext:value-type="float">
            <text:p>98</text:p>
          </table:table-cell>
          <table:table-cell office:value-type="float" office:value="26.6086740330756" calcext:value-type="float">
            <text:p>26.6086740330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55" calcext:value-type="float">
            <text:p>16655</text:p>
          </table:table-cell>
          <table:table-cell office:value-type="float" office:value="22.9705612555626" calcext:value-type="float">
            <text:p>22.9705612555626</text:p>
          </table:table-cell>
          <table:table-cell office:value-type="float" office:value="30" calcext:value-type="float">
            <text:p>30</text:p>
          </table:table-cell>
          <table:table-cell office:value-type="float" office:value="25.3152303348392" calcext:value-type="float">
            <text:p>25.315230334839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4621" calcext:value-type="float">
            <text:p>14621</text:p>
          </table:table-cell>
          <table:table-cell office:value-type="float" office:value="22.8522613116051" calcext:value-type="float">
            <text:p>22.8522613116051</text:p>
          </table:table-cell>
          <table:table-cell office:value-type="float" office:value="98" calcext:value-type="float">
            <text:p>98</text:p>
          </table:table-cell>
          <table:table-cell office:value-type="float" office:value="26.7382055062297" calcext:value-type="float">
            <text:p>26.738205506229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2567" calcext:value-type="float">
            <text:p>22567</text:p>
          </table:table-cell>
          <table:table-cell office:value-type="float" office:value="22.9953907193846" calcext:value-type="float">
            <text:p>22.9953907193846</text:p>
          </table:table-cell>
          <table:table-cell office:value-type="float" office:value="38" calcext:value-type="float">
            <text:p>38</text:p>
          </table:table-cell>
          <table:table-cell office:value-type="float" office:value="26.0643020253711" calcext:value-type="float">
            <text:p>26.0643020253711</text:p>
          </table:table-cell>
          <table:table-cell table:number-columns-repeated="11"/>
          <table:table-cell office:value-type="float" office:value="3.1" calcext:value-type="float">
            <text:p>3.1</text:p>
          </table:table-cell>
          <table:table-cell office:value-type="float" office:value="11927" calcext:value-type="float">
            <text:p>11927</text:p>
          </table:table-cell>
          <table:table-cell office:value-type="float" office:value="22.8715240908458" calcext:value-type="float">
            <text:p>22.8715240908458</text:p>
          </table:table-cell>
          <table:table-cell office:value-type="float" office:value="81" calcext:value-type="float">
            <text:p>81</text:p>
          </table:table-cell>
          <table:table-cell office:value-type="float" office:value="26.1904376529895" calcext:value-type="float">
            <text:p>26.190437652989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2566" calcext:value-type="float">
            <text:p>22566</text:p>
          </table:table-cell>
          <table:table-cell office:value-type="float" office:value="23.9184362913504" calcext:value-type="float">
            <text:p>23.9184362913504</text:p>
          </table:table-cell>
          <table:table-cell office:value-type="float" office:value="27" calcext:value-type="float">
            <text:p>27</text:p>
          </table:table-cell>
          <table:table-cell office:value-type="float" office:value="26.169318607456" calcext:value-type="float">
            <text:p>26.169318607456</text:p>
          </table:table-cell>
          <table:table-cell table:number-columns-repeated="11"/>
          <table:table-cell office:value-type="float" office:value="3.2" calcext:value-type="float">
            <text:p>3.2</text:p>
          </table:table-cell>
          <table:table-cell office:value-type="float" office:value="14600" calcext:value-type="float">
            <text:p>14600</text:p>
          </table:table-cell>
          <table:table-cell office:value-type="float" office:value="22.8715240908458" calcext:value-type="float">
            <text:p>22.8715240908458</text:p>
          </table:table-cell>
          <table:table-cell office:value-type="float" office:value="81" calcext:value-type="float">
            <text:p>81</text:p>
          </table:table-cell>
          <table:table-cell office:value-type="float" office:value="26.2974993808006" calcext:value-type="float">
            <text:p>26.297499380800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4507" calcext:value-type="float">
            <text:p>14507</text:p>
          </table:table-cell>
          <table:table-cell office:value-type="float" office:value="23.8585302964501" calcext:value-type="float">
            <text:p>23.8585302964501</text:p>
          </table:table-cell>
          <table:table-cell office:value-type="float" office:value="35" calcext:value-type="float">
            <text:p>35</text:p>
          </table:table-cell>
          <table:table-cell office:value-type="float" office:value="26.8675222815218" calcext:value-type="float">
            <text:p>26.8675222815218</text:p>
          </table:table-cell>
          <table:table-cell table:number-columns-repeated="11"/>
          <table:table-cell office:value-type="float" office:value="3.3" calcext:value-type="float">
            <text:p>3.3</text:p>
          </table:table-cell>
          <table:table-cell office:value-type="float" office:value="14861" calcext:value-type="float">
            <text:p>14861</text:p>
          </table:table-cell>
          <table:table-cell office:value-type="float" office:value="23.1525168779361" calcext:value-type="float">
            <text:p>23.1525168779361</text:p>
          </table:table-cell>
          <table:table-cell office:value-type="float" office:value="72" calcext:value-type="float">
            <text:p>72</text:p>
          </table:table-cell>
          <table:table-cell office:value-type="float" office:value="26.2929942270614" calcext:value-type="float">
            <text:p>26.292994227061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4489" calcext:value-type="float">
            <text:p>14489</text:p>
          </table:table-cell>
          <table:table-cell office:value-type="float" office:value="23.8509078666066" calcext:value-type="float">
            <text:p>23.8509078666066</text:p>
          </table:table-cell>
          <table:table-cell office:value-type="float" office:value="35" calcext:value-type="float">
            <text:p>35</text:p>
          </table:table-cell>
          <table:table-cell office:value-type="float" office:value="26.9510814269835" calcext:value-type="float">
            <text:p>26.9510814269835</text:p>
          </table:table-cell>
          <table:table-cell table:number-columns-repeated="11"/>
          <table:table-cell office:value-type="float" office:value="3.4" calcext:value-type="float">
            <text:p>3.4</text:p>
          </table:table-cell>
          <table:table-cell office:value-type="float" office:value="18735" calcext:value-type="float">
            <text:p>18735</text:p>
          </table:table-cell>
          <table:table-cell office:value-type="float" office:value="22.9029427854693" calcext:value-type="float">
            <text:p>22.9029427854693</text:p>
          </table:table-cell>
          <table:table-cell office:value-type="float" office:value="83" calcext:value-type="float">
            <text:p>83</text:p>
          </table:table-cell>
          <table:table-cell office:value-type="float" office:value="26.6329205124185" calcext:value-type="float">
            <text:p>26.632920512418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806" calcext:value-type="float">
            <text:p>11806</text:p>
          </table:table-cell>
          <table:table-cell office:value-type="float" office:value="23.8509078666066" calcext:value-type="float">
            <text:p>23.8509078666066</text:p>
          </table:table-cell>
          <table:table-cell office:value-type="float" office:value="35" calcext:value-type="float">
            <text:p>35</text:p>
          </table:table-cell>
          <table:table-cell office:value-type="float" office:value="27.0422630022887" calcext:value-type="float">
            <text:p>27.0422630022887</text:p>
          </table:table-cell>
          <table:table-cell table:number-columns-repeated="11"/>
          <table:table-cell office:value-type="float" office:value="3.5" calcext:value-type="float">
            <text:p>3.5</text:p>
          </table:table-cell>
          <table:table-cell office:value-type="float" office:value="14492" calcext:value-type="float">
            <text:p>14492</text:p>
          </table:table-cell>
          <table:table-cell office:value-type="float" office:value="23.1139438231268" calcext:value-type="float">
            <text:p>23.1139438231268</text:p>
          </table:table-cell>
          <table:table-cell office:value-type="float" office:value="81" calcext:value-type="float">
            <text:p>81</text:p>
          </table:table-cell>
          <table:table-cell office:value-type="float" office:value="26.8611042965149" calcext:value-type="float">
            <text:p>26.86110429651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1805" calcext:value-type="float">
            <text:p>11805</text:p>
          </table:table-cell>
          <table:table-cell office:value-type="float" office:value="23.8509078666066" calcext:value-type="float">
            <text:p>23.8509078666066</text:p>
          </table:table-cell>
          <table:table-cell office:value-type="float" office:value="35" calcext:value-type="float">
            <text:p>35</text:p>
          </table:table-cell>
          <table:table-cell office:value-type="float" office:value="27.1334445775939" calcext:value-type="float">
            <text:p>27.1334445775939</text:p>
          </table:table-cell>
          <table:table-cell table:number-columns-repeated="11"/>
          <table:table-cell office:value-type="float" office:value="3.6" calcext:value-type="float">
            <text:p>3.6</text:p>
          </table:table-cell>
          <table:table-cell office:value-type="float" office:value="11809" calcext:value-type="float">
            <text:p>11809</text:p>
          </table:table-cell>
          <table:table-cell office:value-type="float" office:value="23.1261692980197" calcext:value-type="float">
            <text:p>23.1261692980197</text:p>
          </table:table-cell>
          <table:table-cell office:value-type="float" office:value="70" calcext:value-type="float">
            <text:p>70</text:p>
          </table:table-cell>
          <table:table-cell office:value-type="float" office:value="26.456978607698" calcext:value-type="float">
            <text:p>26.45697860769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2529" calcext:value-type="float">
            <text:p>12529</text:p>
          </table:table-cell>
          <table:table-cell office:value-type="float" office:value="23.9463916012928" calcext:value-type="float">
            <text:p>23.9463916012928</text:p>
          </table:table-cell>
          <table:table-cell office:value-type="float" office:value="34" calcext:value-type="float">
            <text:p>34</text:p>
          </table:table-cell>
          <table:table-cell office:value-type="float" office:value="27.2237179365483" calcext:value-type="float">
            <text:p>27.2237179365483</text:p>
          </table:table-cell>
          <table:table-cell table:number-columns-repeated="11"/>
          <table:table-cell office:value-type="float" office:value="3.7" calcext:value-type="float">
            <text:p>3.7</text:p>
          </table:table-cell>
          <table:table-cell office:value-type="float" office:value="11117" calcext:value-type="float">
            <text:p>11117</text:p>
          </table:table-cell>
          <table:table-cell office:value-type="float" office:value="23.1234594306483" calcext:value-type="float">
            <text:p>23.1234594306483</text:p>
          </table:table-cell>
          <table:table-cell office:value-type="float" office:value="62" calcext:value-type="float">
            <text:p>62</text:p>
          </table:table-cell>
          <table:table-cell office:value-type="float" office:value="26.1555533022364" calcext:value-type="float">
            <text:p>26.155553302236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2810" calcext:value-type="float">
            <text:p>12810</text:p>
          </table:table-cell>
          <table:table-cell office:value-type="float" office:value="24.1615828755417" calcext:value-type="float">
            <text:p>24.1615828755417</text:p>
          </table:table-cell>
          <table:table-cell office:value-type="float" office:value="34" calcext:value-type="float">
            <text:p>34</text:p>
          </table:table-cell>
          <table:table-cell office:value-type="float" office:value="27.5274855982366" calcext:value-type="float">
            <text:p>27.5274855982366</text:p>
          </table:table-cell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14374" calcext:value-type="float">
            <text:p>14374</text:p>
          </table:table-cell>
          <table:table-cell office:value-type="float" office:value="23.1489298194321" calcext:value-type="float">
            <text:p>23.1489298194321</text:p>
          </table:table-cell>
          <table:table-cell office:value-type="float" office:value="74" calcext:value-type="float">
            <text:p>74</text:p>
          </table:table-cell>
          <table:table-cell office:value-type="float" office:value="26.8656900491207" calcext:value-type="float">
            <text:p>26.865690049120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3724" calcext:value-type="float">
            <text:p>13724</text:p>
          </table:table-cell>
          <table:table-cell office:value-type="float" office:value="24.2787483736025" calcext:value-type="float">
            <text:p>24.2787483736025</text:p>
          </table:table-cell>
          <table:table-cell office:value-type="float" office:value="29" calcext:value-type="float">
            <text:p>29</text:p>
          </table:table-cell>
          <table:table-cell office:value-type="float" office:value="27.2252158498935" calcext:value-type="float">
            <text:p>27.2252158498935</text:p>
          </table:table-cell>
          <table:table-cell table:number-columns-repeated="11"/>
          <table:table-cell office:value-type="float" office:value="3.9" calcext:value-type="float">
            <text:p>3.9</text:p>
          </table:table-cell>
          <table:table-cell office:value-type="float" office:value="11691" calcext:value-type="float">
            <text:p>11691</text:p>
          </table:table-cell>
          <table:table-cell office:value-type="float" office:value="23.1595338050405" calcext:value-type="float">
            <text:p>23.1595338050405</text:p>
          </table:table-cell>
          <table:table-cell office:value-type="float" office:value="64" calcext:value-type="float">
            <text:p>64</text:p>
          </table:table-cell>
          <table:table-cell office:value-type="float" office:value="26.4586211212932" calcext:value-type="float">
            <text:p>26.4586211212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10" calcext:value-type="float">
            <text:p>12810</text:p>
          </table:table-cell>
          <table:table-cell office:value-type="float" office:value="24.2238449187626" calcext:value-type="float">
            <text:p>24.2238449187626</text:p>
          </table:table-cell>
          <table:table-cell office:value-type="float" office:value="34" calcext:value-type="float">
            <text:p>34</text:p>
          </table:table-cell>
          <table:table-cell office:value-type="float" office:value="27.7669004163361" calcext:value-type="float">
            <text:p>27.766900416336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2719" calcext:value-type="float">
            <text:p>12719</text:p>
          </table:table-cell>
          <table:table-cell office:value-type="float" office:value="23.1985150511313" calcext:value-type="float">
            <text:p>23.1985150511313</text:p>
          </table:table-cell>
          <table:table-cell office:value-type="float" office:value="88" calcext:value-type="float">
            <text:p>88</text:p>
          </table:table-cell>
          <table:table-cell office:value-type="float" office:value="27.8510740868723" calcext:value-type="float">
            <text:p>27.85107408687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Restrictions 10%</text:p>
          </table:table-cell>
          <table:table-cell table:number-columns-repeated="15"/>
          <table:table-cell office:value-type="string" calcext:value-type="string">
            <text:p>Restrictions 2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3:37:06.825384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5T13:42:20.349977022</dc:date>
    <meta:editing-duration>PT10M16S</meta:editing-duration>
    <meta:editing-cycles>3</meta:editing-cycles>
    <meta:generator>LibreOffice/6.0.7.3$Linux_X86_64 LibreOffice_project/00m0$Build-3</meta:generator>
    <meta:document-statistic meta:table-count="1" meta:cell-count="3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83cm" svg:height="5.897cm" xlink:href=".." xlink:type="simple" chart:class="chart:line" chart:style-name="ch1">
        <chart:title svg:x="4.364cm" svg:y="0.253cm" chart:style-name="ch2">
          <text:p>Ecoli 10</text:p>
        </chart:title>
        <chart:legend chart:legend-position="end" svg:x="7.737cm" svg:y="2.649cm" style:legend-expansion="high" chart:style-name="ch3"/>
        <chart:plot-area chart:style-name="ch4" table:cell-range-address="lambdaCompEcoli10.A1:lambdaCompEcoli10.B36" chart:data-source-has-labels="both" svg:x="0.209cm" svg:y="1.149cm" svg:width="7.319cm" svg:height="4.631cm">
          <chartooo:coordinate-region svg:x="1.386cm" svg:y="1.328cm" svg:width="6.142cm" svg:height="3.566cm"/>
          <chart:axis chart:dimension="x" chart:name="primary-x" chart:style-name="ch5" chartooo:axis-type="auto">
            <chartooo:date-scale/>
            <chart:categories table:cell-range-address="lambdaCompEcoli10.A1:lambdaCompEcoli1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Ecoli10.B1:lambdaCompEcoli10.B36" loext:label-string="iterations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10.A1:lambdaCompEcoli10.A36</svg:desc>
                </draw:g>
              </table:table-cell>
              <table:table-cell office:value-type="float" office:value="12373">
                <text:p>12373</text:p>
                <draw:g>
                  <svg:desc>lambdaCompEcoli10.B1:lambdaCompEcoli10.B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052">
                <text:p>1105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9296">
                <text:p>292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249">
                <text:p>142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0033">
                <text:p>2003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9501">
                <text:p>1950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4151">
                <text:p>1415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6245">
                <text:p>1624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6216">
                <text:p>1621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847">
                <text:p>1484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714">
                <text:p>157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037">
                <text:p>1303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3061">
                <text:p>1306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3665">
                <text:p>1366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5108">
                <text:p>1510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343">
                <text:p>1234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4299">
                <text:p>1429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0163">
                <text:p>2016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6654">
                <text:p>166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655">
                <text:p>1665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2567">
                <text:p>2256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2566">
                <text:p>2256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4507">
                <text:p>1450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4489">
                <text:p>1448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806">
                <text:p>118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1805">
                <text:p>1180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2529">
                <text:p>1252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2810">
                <text:p>1281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810">
                <text:p>12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48cm" svg:height="6.16cm" xlink:href=".." xlink:type="simple" chart:class="chart:line" chart:style-name="ch1">
        <chart:title svg:x="4.597cm" svg:y="0.259cm" chart:style-name="ch2">
          <text:p>Ecoli 10</text:p>
        </chart:title>
        <chart:legend chart:legend-position="end" svg:x="8.308cm" svg:y="2.781cm" style:legend-expansion="high" chart:style-name="ch3"/>
        <chart:plot-area chart:style-name="ch4" table:cell-range-address="lambdaCompEcoli10.A1:lambdaCompEcoli10.A36 lambdaCompEcoli10.C1:lambdaCompEcoli10.C36" chart:data-source-has-labels="both" svg:x="0.218cm" svg:y="1.161cm" svg:width="7.872cm" svg:height="4.876cm">
          <chartooo:coordinate-region svg:x="0.839cm" svg:y="1.34cm" svg:width="7.251cm" svg:height="3.811cm"/>
          <chart:axis chart:dimension="x" chart:name="primary-x" chart:style-name="ch5" chartooo:axis-type="auto">
            <chartooo:date-scale/>
            <chart:categories table:cell-range-address="lambdaCompEcoli10.A1:lambdaCompEcoli1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Ecoli10.C1:lambdaCompEcoli10.C36" loext:label-string="distance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10.A1:lambdaCompEcoli10.A36</svg:desc>
                </draw:g>
              </table:table-cell>
              <table:table-cell office:value-type="float" office:value="18.7952948080916">
                <text:p>18.7952948080916</text:p>
                <draw:g>
                  <svg:desc>lambdaCompEcoli10.C1:lambdaCompEcoli10.C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0754924147793">
                <text:p>19.075492414779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9.1415158564806">
                <text:p>19.141515856480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.1256631758452">
                <text:p>21.125663175845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0.1990731148191">
                <text:p>20.19907311481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.1706645449717">
                <text:p>22.170664544971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2.5457769183624">
                <text:p>22.545776918362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2.2608393842491">
                <text:p>22.260839384249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2.626650872863">
                <text:p>22.62665087286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2.6061548928504">
                <text:p>22.606154892850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2.7513972595723">
                <text:p>22.751397259572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2.7705263631963">
                <text:p>22.7705263631963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2.6967648100579">
                <text:p>22.696764810057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2.7210042364384">
                <text:p>22.721004236438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3.0771553816743">
                <text:p>23.07715538167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.1410958119591">
                <text:p>23.141095811959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3.1410958119591">
                <text:p>23.141095811959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3.05424832558">
                <text:p>23.0542483255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6.1649505627124">
                <text:p>26.164950562712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6.2896146610288">
                <text:p>26.289614661028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3.0534320839798">
                <text:p>23.053432083979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3.2437860457815">
                <text:p>23.243786045781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3.1777999509061">
                <text:p>23.177799950906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.0297822385658">
                <text:p>23.029782238565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2.9705612555626">
                <text:p>22.9705612555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9705612555626">
                <text:p>22.9705612555626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2.9953907193846">
                <text:p>22.995390719384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3.9184362913504">
                <text:p>23.918436291350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3.8585302964501">
                <text:p>23.858530296450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3.8509078666066">
                <text:p>23.850907866606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3.8509078666066">
                <text:p>23.850907866606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3.8509078666066">
                <text:p>23.850907866606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3.9463916012928">
                <text:p>23.946391601292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4.1615828755417">
                <text:p>24.1615828755417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4.2787483736025">
                <text:p>24.27874837360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2238449187626">
                <text:p>24.22384491876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2cm" svg:height="5.442cm" xlink:href=".." xlink:type="simple" chart:class="chart:line" chart:style-name="ch1">
        <chart:title svg:x="4.494cm" svg:y="0.244cm" chart:style-name="ch2">
          <text:p>Ecoli 10</text:p>
        </chart:title>
        <chart:legend chart:legend-position="end" svg:x="7.678cm" svg:y="2.422cm" style:legend-expansion="high" chart:style-name="ch3"/>
        <chart:plot-area chart:style-name="ch4" table:cell-range-address="lambdaCompEcoli10.A1:lambdaCompEcoli10.A36 lambdaCompEcoli10.D1:lambdaCompEcoli10.D36" chart:data-source-has-labels="both" svg:x="0.214cm" svg:y="1.131cm" svg:width="7.25cm" svg:height="4.203cm">
          <chartooo:coordinate-region svg:x="1.021cm" svg:y="1.31cm" svg:width="6.443cm" svg:height="3.137cm"/>
          <chart:axis chart:dimension="x" chart:name="primary-x" chart:style-name="ch5" chartooo:axis-type="auto">
            <chartooo:date-scale/>
            <chart:categories table:cell-range-address="lambdaCompEcoli10.A1:lambdaCompEcoli1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Ecoli10.D1:lambdaCompEcoli10.D36" loext:label-string="infeasibility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asibility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10.A1:lambdaCompEcoli10.A36</svg:desc>
                </draw:g>
              </table:table-cell>
              <table:table-cell office:value-type="float" office:value="227">
                <text:p>227</text:p>
                <draw:g>
                  <svg:desc>lambdaCompEcoli10.D1:lambdaCompEcoli10.D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83cm" svg:height="5.897cm" xlink:href=".." xlink:type="simple" chart:class="chart:line" chart:style-name="ch1">
        <chart:title svg:x="4.668cm" svg:y="0.253cm" chart:style-name="ch2">
          <text:p>Ecoli</text:p>
        </chart:title>
        <chart:legend chart:legend-position="end" svg:x="6.52cm" svg:y="2.4cm" style:legend-expansion="high" chart:style-name="ch3"/>
        <chart:plot-area chart:style-name="ch4" table:cell-range-address="lambdaCompEcoli10.Q1:lambdaCompEcoli10.R36 lambdaCompEcoli10.C38:lambdaCompEcoli10.C38 lambdaCompEcoli10.B1:lambdaCompEcoli10.B36 lambdaCompEcoli10.S38:lambdaCompEcoli10.S38" chart:data-source-has-labels="both" svg:x="1.22cm" svg:y="1.149cm" svg:width="5.091cm" svg:height="4.631cm">
          <chartooo:coordinate-region svg:x="2.397cm" svg:y="1.328cm" svg:width="3.914cm" svg:height="3.566cm"/>
          <chart:axis chart:dimension="x" chart:name="primary-x" chart:style-name="ch5" chartooo:axis-type="auto">
            <chartooo:date-scale/>
            <chart:categories table:cell-range-address="lambdaCompEcoli10.Q1:lambdaCompEcoli10.Q36"/>
          </chart:axis>
          <chart:axis chart:dimension="y" chart:name="primary-y" chart:style-name="ch5">
            <chart:title svg:x="0.451cm" svg:y="4.183cm" chart:style-name="ch6">
              <text:p>Iterations</text:p>
            </chart:title>
            <chart:grid chart:style-name="ch7" chart:class="major"/>
          </chart:axis>
          <chart:series chart:style-name="ch8" chart:values-cell-range-address="lambdaCompEcoli10.B1:lambdaCompEcoli10.B36" chart:label-cell-address="lambdaCompEcoli10.C38:lambdaCompEcoli10.C38" chart:class="chart:line">
            <chart:data-point chart:repeated="36"/>
          </chart:series>
          <chart:series chart:style-name="ch9" chart:values-cell-range-address="lambdaCompEcoli10.R1:lambdaCompEcoli10.R36" chart:label-cell-address="lambdaCompEcoli10.S38:lambdaCompEcoli10.S38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rictions 10%</text:p>
                <draw:g>
                  <svg:desc>lambdaCompEcoli10.C38:lambdaCompEcoli10.C38</svg:desc>
                </draw:g>
              </table:table-cell>
              <table:table-cell office:value-type="string">
                <text:p>Restrictions 20%</text:p>
                <draw:g>
                  <svg:desc>lambdaCompEcoli10.S38:lambdaCompEcoli10.S3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10.Q1:lambdaCompEcoli10.Q36</svg:desc>
                </draw:g>
              </table:table-cell>
              <table:table-cell office:value-type="float" office:value="12373">
                <text:p>12373</text:p>
                <draw:g>
                  <svg:desc>lambdaCompEcoli10.B1:lambdaCompEcoli10.B36</svg:desc>
                </draw:g>
              </table:table-cell>
              <table:table-cell office:value-type="float" office:value="23958">
                <text:p>23958</text:p>
                <draw:g>
                  <svg:desc>lambdaCompEcoli10.R1:lambdaCompEcoli10.R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052">
                <text:p>11052</text:p>
              </table:table-cell>
              <table:table-cell office:value-type="float" office:value="13289">
                <text:p>1328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292">
                <text:p>22292</text:p>
              </table:table-cell>
              <table:table-cell office:value-type="float" office:value="22126">
                <text:p>2212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760">
                <text:p>13760</text:p>
              </table:table-cell>
              <table:table-cell office:value-type="float" office:value="12796">
                <text:p>127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9296">
                <text:p>29296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249">
                <text:p>14249</text:p>
              </table:table-cell>
              <table:table-cell office:value-type="float" office:value="17179">
                <text:p>1717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1551">
                <text:p>11551</text:p>
              </table:table-cell>
              <table:table-cell office:value-type="float" office:value="19491">
                <text:p>194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0033">
                <text:p>20033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9501">
                <text:p>19501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4151">
                <text:p>14151</text:p>
              </table:table-cell>
              <table:table-cell office:value-type="float" office:value="13999">
                <text:p>1399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6245">
                <text:p>16245</text:p>
              </table:table-cell>
              <table:table-cell office:value-type="float" office:value="12215">
                <text:p>122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6216">
                <text:p>16216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3505">
                <text:p>13505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847">
                <text:p>1484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5714">
                <text:p>15714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828">
                <text:p>14828</text:p>
              </table:table-cell>
              <table:table-cell office:value-type="float" office:value="11738">
                <text:p>1173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037">
                <text:p>1303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3061">
                <text:p>13061</text:p>
              </table:table-cell>
              <table:table-cell office:value-type="float" office:value="12159">
                <text:p>1215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3665">
                <text:p>13665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5108">
                <text:p>15108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2343">
                <text:p>12343</text:p>
              </table:table-cell>
              <table:table-cell office:value-type="float" office:value="14394">
                <text:p>1439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4299">
                <text:p>14299</text:p>
              </table:table-cell>
              <table:table-cell office:value-type="float" office:value="14627">
                <text:p>1462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0163">
                <text:p>20163</text:p>
              </table:table-cell>
              <table:table-cell office:value-type="float" office:value="14395">
                <text:p>1439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4800">
                <text:p>14800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6654">
                <text:p>16654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655">
                <text:p>16655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2567">
                <text:p>22567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2566">
                <text:p>22566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4507">
                <text:p>14507</text:p>
              </table:table-cell>
              <table:table-cell office:value-type="float" office:value="14861">
                <text:p>148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4489">
                <text:p>14489</text:p>
              </table:table-cell>
              <table:table-cell office:value-type="float" office:value="18735">
                <text:p>187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806">
                <text:p>11806</text:p>
              </table:table-cell>
              <table:table-cell office:value-type="float" office:value="14492">
                <text:p>1449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1805">
                <text:p>11805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2529">
                <text:p>12529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2810">
                <text:p>12810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3724">
                <text:p>13724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810">
                <text:p>12810</text:p>
              </table:table-cell>
              <table:table-cell office:value-type="float" office:value="12719">
                <text:p>127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48cm" svg:height="6.16cm" xlink:href=".." xlink:type="simple" chart:class="chart:line" chart:style-name="ch1">
        <chart:title svg:x="4.901cm" svg:y="0.259cm" chart:style-name="ch2">
          <text:p>Ecoli</text:p>
        </chart:title>
        <chart:legend chart:legend-position="end" svg:x="6.985cm" svg:y="2.532cm" style:legend-expansion="high" chart:style-name="ch3"/>
        <chart:plot-area chart:style-name="ch4" table:cell-range-address="lambdaCompEcoli10.Q1:lambdaCompEcoli10.Q36 lambdaCompEcoli10.C38:lambdaCompEcoli10.C38 lambdaCompEcoli10.C1:lambdaCompEcoli10.C36 lambdaCompEcoli10.S38:lambdaCompEcoli10.S38 lambdaCompEcoli10.S1:lambdaCompEcoli10.S36" chart:data-source-has-labels="both" svg:x="1.229cm" svg:y="1.161cm" svg:width="5.538cm" svg:height="4.876cm">
          <chartooo:coordinate-region svg:x="1.85cm" svg:y="1.34cm" svg:width="4.776cm" svg:height="3.811cm"/>
          <chart:axis chart:dimension="x" chart:name="primary-x" chart:style-name="ch5" chartooo:axis-type="auto">
            <chartooo:date-scale/>
            <chart:categories table:cell-range-address="lambdaCompEcoli10.Q1:lambdaCompEcoli10.Q36"/>
          </chart:axis>
          <chart:axis chart:dimension="y" chart:name="primary-y" chart:style-name="ch5">
            <chart:title svg:x="0.451cm" svg:y="4.291cm" chart:style-name="ch6">
              <text:p>Distance</text:p>
            </chart:title>
            <chart:grid chart:style-name="ch7" chart:class="major"/>
          </chart:axis>
          <chart:series chart:style-name="ch8" chart:values-cell-range-address="lambdaCompEcoli10.C1:lambdaCompEcoli10.C36" chart:label-cell-address="lambdaCompEcoli10.C38:lambdaCompEcoli10.C38" chart:class="chart:line">
            <chart:data-point chart:repeated="36"/>
          </chart:series>
          <chart:series chart:style-name="ch9" chart:values-cell-range-address="lambdaCompEcoli10.S1:lambdaCompEcoli10.S36" chart:label-cell-address="lambdaCompEcoli10.S38:lambdaCompEcoli10.S38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rictions 10%</text:p>
                <draw:g>
                  <svg:desc>lambdaCompEcoli10.C38:lambdaCompEcoli10.C38</svg:desc>
                </draw:g>
              </table:table-cell>
              <table:table-cell office:value-type="string">
                <text:p>Restrictions 20%</text:p>
                <draw:g>
                  <svg:desc>lambdaCompEcoli10.S38:lambdaCompEcoli10.S3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10.Q1:lambdaCompEcoli10.Q36</svg:desc>
                </draw:g>
              </table:table-cell>
              <table:table-cell office:value-type="float" office:value="18.7952948080916">
                <text:p>18.7952948080916</text:p>
                <draw:g>
                  <svg:desc>lambdaCompEcoli10.C1:lambdaCompEcoli10.C36</svg:desc>
                </draw:g>
              </table:table-cell>
              <table:table-cell office:value-type="float" office:value="18.5923277372644">
                <text:p>18.5923277372644</text:p>
                <draw:g>
                  <svg:desc>lambdaCompEcoli10.S1:lambdaCompEcoli10.S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0754924147793">
                <text:p>19.0754924147793</text:p>
              </table:table-cell>
              <table:table-cell office:value-type="float" office:value="18.8331505927639">
                <text:p>18.833150592763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9.1415158564806">
                <text:p>19.1415158564806</text:p>
              </table:table-cell>
              <table:table-cell office:value-type="float" office:value="21.1505752519072">
                <text:p>21.150575251907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.1256631758452">
                <text:p>21.1256631758452</text:p>
              </table:table-cell>
              <table:table-cell office:value-type="float" office:value="20.1772909586974">
                <text:p>20.177290958697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0.1990731148191">
                <text:p>20.1990731148191</text:p>
              </table:table-cell>
              <table:table-cell office:value-type="float" office:value="21.6969782229802">
                <text:p>21.69697822298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.1706645449717">
                <text:p>22.1706645449717</text:p>
              </table:table-cell>
              <table:table-cell office:value-type="float" office:value="21.9479517097999">
                <text:p>21.947951709799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2.5457769183624">
                <text:p>22.5457769183624</text:p>
              </table:table-cell>
              <table:table-cell office:value-type="float" office:value="21.9265970315602">
                <text:p>21.926597031560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2.2608393842491">
                <text:p>22.2608393842491</text:p>
              </table:table-cell>
              <table:table-cell office:value-type="float" office:value="21.9123391663698">
                <text:p>21.912339166369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2.626650872863">
                <text:p>22.626650872863</text:p>
              </table:table-cell>
              <table:table-cell office:value-type="float" office:value="22.6591829084589">
                <text:p>22.659182908458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2.6061548928504">
                <text:p>22.6061548928504</text:p>
              </table:table-cell>
              <table:table-cell office:value-type="float" office:value="22.1496800921999">
                <text:p>22.149680092199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2.7513972595723">
                <text:p>22.7513972595723</text:p>
              </table:table-cell>
              <table:table-cell office:value-type="float" office:value="22.6873314489953">
                <text:p>22.687331448995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2.7705263631963">
                <text:p>22.7705263631963</text:p>
              </table:table-cell>
              <table:table-cell office:value-type="float" office:value="22.7595407581055">
                <text:p>22.759540758105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2.6967648100579">
                <text:p>22.6967648100579</text:p>
              </table:table-cell>
              <table:table-cell office:value-type="float" office:value="22.6542462718782">
                <text:p>22.654246271878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2.7210042364384">
                <text:p>22.7210042364384</text:p>
              </table:table-cell>
              <table:table-cell office:value-type="float" office:value="22.77795472271">
                <text:p>22.7779547227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3.0771553816743">
                <text:p>23.0771553816743</text:p>
              </table:table-cell>
              <table:table-cell office:value-type="float" office:value="22.6869591547322">
                <text:p>22.68695915473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.1410958119591">
                <text:p>23.1410958119591</text:p>
              </table:table-cell>
              <table:table-cell office:value-type="float" office:value="22.9230654431217">
                <text:p>22.923065443121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3.1410958119591">
                <text:p>23.1410958119591</text:p>
              </table:table-cell>
              <table:table-cell office:value-type="float" office:value="22.7038360077051">
                <text:p>22.70383600770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3.05424832558">
                <text:p>23.05424832558</text:p>
              </table:table-cell>
              <table:table-cell office:value-type="float" office:value="22.9723019992548">
                <text:p>22.972301999254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6.1649505627124">
                <text:p>26.1649505627124</text:p>
              </table:table-cell>
              <table:table-cell office:value-type="float" office:value="22.6390155267783">
                <text:p>22.639015526778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6.2896146610288">
                <text:p>26.2896146610288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3.0534320839798">
                <text:p>23.0534320839798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3.2437860457815">
                <text:p>23.2437860457815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3.1777999509061">
                <text:p>23.1777999509061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.0297822385658">
                <text:p>23.0297822385658</text:p>
              </table:table-cell>
              <table:table-cell office:value-type="float" office:value="22.8522613116051">
                <text:p>22.852261311605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2.9705612555626">
                <text:p>22.9705612555626</text:p>
              </table:table-cell>
              <table:table-cell office:value-type="float" office:value="22.8522613116051">
                <text:p>22.85226131160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9705612555626">
                <text:p>22.9705612555626</text:p>
              </table:table-cell>
              <table:table-cell office:value-type="float" office:value="22.8522613116051">
                <text:p>22.852261311605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2.9953907193846">
                <text:p>22.9953907193846</text:p>
              </table:table-cell>
              <table:table-cell office:value-type="float" office:value="22.8715240908458">
                <text:p>22.871524090845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3.9184362913504">
                <text:p>23.9184362913504</text:p>
              </table:table-cell>
              <table:table-cell office:value-type="float" office:value="22.8715240908458">
                <text:p>22.871524090845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3.8585302964501">
                <text:p>23.8585302964501</text:p>
              </table:table-cell>
              <table:table-cell office:value-type="float" office:value="23.1525168779361">
                <text:p>23.15251687793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3.8509078666066">
                <text:p>23.8509078666066</text:p>
              </table:table-cell>
              <table:table-cell office:value-type="float" office:value="22.9029427854693">
                <text:p>22.902942785469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3.8509078666066">
                <text:p>23.8509078666066</text:p>
              </table:table-cell>
              <table:table-cell office:value-type="float" office:value="23.1139438231268">
                <text:p>23.113943823126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3.8509078666066">
                <text:p>23.8509078666066</text:p>
              </table:table-cell>
              <table:table-cell office:value-type="float" office:value="23.1261692980197">
                <text:p>23.126169298019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3.9463916012928">
                <text:p>23.9463916012928</text:p>
              </table:table-cell>
              <table:table-cell office:value-type="float" office:value="23.1234594306483">
                <text:p>23.123459430648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4.1615828755417">
                <text:p>24.1615828755417</text:p>
              </table:table-cell>
              <table:table-cell office:value-type="float" office:value="23.1489298194321">
                <text:p>23.148929819432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4.2787483736025">
                <text:p>24.2787483736025</text:p>
              </table:table-cell>
              <table:table-cell office:value-type="float" office:value="23.1595338050405">
                <text:p>23.15953380504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2238449187626">
                <text:p>24.2238449187626</text:p>
              </table:table-cell>
              <table:table-cell office:value-type="float" office:value="23.1985150511313">
                <text:p>23.19851505113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42cm" svg:height="5.442cm" xlink:href=".." xlink:type="simple" chart:class="chart:line" chart:style-name="ch1">
        <chart:title svg:x="4.798cm" svg:y="0.244cm" chart:style-name="ch2">
          <text:p>Ecoli</text:p>
        </chart:title>
        <chart:legend chart:legend-position="end" svg:x="6.779cm" svg:y="2.173cm" style:legend-expansion="high" chart:style-name="ch3"/>
        <chart:plot-area chart:style-name="ch4" table:cell-range-address="lambdaCompEcoli10.A1:lambdaCompEcoli10.A36 lambdaCompEcoli10.C38:lambdaCompEcoli10.C38 lambdaCompEcoli10.D1:lambdaCompEcoli10.D36 lambdaCompEcoli10.S38:lambdaCompEcoli10.S38 lambdaCompEcoli10.T1:lambdaCompEcoli10.T36" chart:data-source-has-labels="both" svg:x="1.225cm" svg:y="1.131cm" svg:width="5.34cm" svg:height="4.203cm">
          <chartooo:coordinate-region svg:x="2.032cm" svg:y="1.31cm" svg:width="4.392cm" svg:height="3.137cm"/>
          <chart:axis chart:dimension="x" chart:name="primary-x" chart:style-name="ch5" chartooo:axis-type="auto">
            <chartooo:date-scale/>
            <chart:categories table:cell-range-address="lambdaCompEcoli10.A1:lambdaCompEcoli10.A36"/>
          </chart:axis>
          <chart:axis chart:dimension="y" chart:name="primary-y" chart:style-name="ch5">
            <chart:title svg:x="0.451cm" svg:y="4.096cm" chart:style-name="ch6">
              <text:p>Infeasibility</text:p>
            </chart:title>
            <chart:grid chart:style-name="ch7" chart:class="major"/>
          </chart:axis>
          <chart:series chart:style-name="ch8" chart:values-cell-range-address="lambdaCompEcoli10.D1:lambdaCompEcoli10.D36" chart:label-cell-address="lambdaCompEcoli10.C38:lambdaCompEcoli10.C38" chart:class="chart:line">
            <chart:data-point chart:repeated="36"/>
          </chart:series>
          <chart:series chart:style-name="ch9" chart:values-cell-range-address="lambdaCompEcoli10.T1:lambdaCompEcoli10.T36" chart:label-cell-address="lambdaCompEcoli10.S38:lambdaCompEcoli10.S38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rictions 10%</text:p>
                <draw:g>
                  <svg:desc>lambdaCompEcoli10.C38:lambdaCompEcoli10.C38</svg:desc>
                </draw:g>
              </table:table-cell>
              <table:table-cell office:value-type="string">
                <text:p>Restrictions 20%</text:p>
                <draw:g>
                  <svg:desc>lambdaCompEcoli10.S38:lambdaCompEcoli10.S3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10.A1:lambdaCompEcoli10.A36</svg:desc>
                </draw:g>
              </table:table-cell>
              <table:table-cell office:value-type="float" office:value="227">
                <text:p>227</text:p>
                <draw:g>
                  <svg:desc>lambdaCompEcoli10.D1:lambdaCompEcoli10.D36</svg:desc>
                </draw:g>
              </table:table-cell>
              <table:table-cell office:value-type="float" office:value="563">
                <text:p>563</text:p>
                <draw:g>
                  <svg:desc>lambdaCompEcoli10.T1:lambdaCompEcoli10.T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09">
                <text:p>20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81">
                <text:p>18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6">
                <text:p>11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65">
                <text:p>1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0">
                <text:p>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1">
                <text:p>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3">
                <text:p>6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5">
                <text:p>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9">
                <text:p>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1">
                <text:p>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8">
                <text:p>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7">
                <text:p>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8">
                <text:p>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30">
                <text:p>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8">
                <text:p>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